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2cm" svg:height="0.82cm" draw:z-index="0"><draw:image xlink:href="../../odt/images/012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Минимум по всем элементам вектор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349cm" draw:z-index="0"><draw:image xlink:href="../../odt/images/012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производит поэлементное вычисление минимального или максимального из элементов входного вектора </text:span><text:span text:style-name="T6">(</text:span><text:span text:style-name="T4">входных векторов)</text:span><text:span text:style-name="T3">:</text:span></text:p>
            <text:p text:style-name="P4"><text:span text:style-name="T3"><draw:frame draw:style-name="fr3" draw:name="Объект1" text:anchor-type="as-char" svg:width="5.842cm" svg:height="0.68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или </text:span><text:span text:style-name="T3"><draw:frame draw:style-name="fr3" draw:name="Object1" text:anchor-type="as-char" svg:width="5.937cm" svg:height="0.686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/text:span></text:p>
            <text:p text:style-name="Text_20_body"><text:span text:style-name="T4">г</text:span><text:span text:style-name="T3">де </text:span><text:span text:style-name="T3"><draw:frame draw:style-name="fr3" draw:name="Объект2" text:anchor-type="as-char" svg:width="0.36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 – элемент вектора,</text:span><text:span text:style-name="T3"><draw:frame draw:style-name="fr3" draw:name="Объект3" text:anchor-type="as-char" svg:width="1.469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элементы всех входных сигналов,</text:span><text:span text:style-name="T3"><draw:frame draw:style-name="fr3" draw:name="Объект5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выходной сигнал, </text:span><text:span text:style-name="T2">скаляр</text:span><text:span text:style-name="T3">.</text:span></text:p>
            <text:p text:style-name="Text_20_body"><text:span text:style-name="T5">Свойства</text:span>:</text:p>
            <text:list xml:id="list7236556212131215841" text:style-name="L1">
              <text:list-item>
                <text:p text:style-name="P5">Количество портов – количество портов блока;</text:p>
              </text:list-item>
              <text:list-item>
                <text:p text:style-name="P5">Тип операции – тип операции: минимум или максимум.</text:p>
              </text:list-item>
            </text:list>
            <text:p text:style-name="Text_20_body"><text:span text:style-name="T7">Примечание:</text:span> для реализации векторной обработки преобразуемые сигналы должны быть «сжаты» в векторные входные сигналы посредством типового блока «Мультиплексор»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сем элементам вектора</dc:title>
    <dc:date>2012-03-30T15:49:19.03</dc:date>
    <meta:generator>OpenOffice_Beta/4.1.0$Win32 OpenOffice.org_project/410m14$Build-9760</meta:generator>
    <meta:editing-duration>PT2H3M43S</meta:editing-duration>
    <meta:editing-cycles>64</meta:editing-cycles>
    <meta:document-statistic meta:table-count="1" meta:image-count="2" meta:object-count="5" meta:page-count="1" meta:paragraph-count="13" meta:word-count="77" meta:character-count="55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in left ( u_{1,i}(t), u_{2,i}(t), ... right 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sub>
        <mi>x</mi>
        <mrow>
          <mi>j</mi>
          <mi>,</mi>
          <mi>i</mi>
        </mrow>
      </msub>
      <mrow>
        <mo stretchy="false">(</mo>
        <mrow>
          <mi>t</mi>
        </mrow>
        <mo stretchy="false">)</mo>
      </mrow>
    </mrow>
    <annotation encoding="StarMath 5.0">x_{j,i}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ax left ( u_{1,i}(t), u_{2,i}(t), ... right 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